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c381" officeooo:paragraph-rsid="0002c381"/>
    </style:style>
    <style:style style:name="P2" style:family="paragraph" style:parent-style-name="Standard">
      <style:text-properties fo:font-weight="bold" officeooo:rsid="0002c381" officeooo:paragraph-rsid="0002c381" style:font-weight-asian="bold" style:font-weight-complex="bold"/>
    </style:style>
    <style:style style:name="P3" style:family="paragraph" style:parent-style-name="Standard">
      <style:text-properties fo:font-weight="bold" officeooo:rsid="0002c381" officeooo:paragraph-rsid="0002c381" style:font-weight-asian="bold" style:font-weight-complex="bold"/>
    </style:style>
    <style:style style:name="P4" style:family="paragraph" style:parent-style-name="Standard" style:list-style-name="L1">
      <style:text-properties fo:font-weight="normal" officeooo:rsid="00032d6a" officeooo:paragraph-rsid="00032d6a" style:font-weight-asian="normal" style:font-weight-complex="normal"/>
    </style:style>
    <style:style style:name="P5" style:family="paragraph" style:parent-style-name="Standard" style:list-style-name="L2">
      <style:text-properties fo:font-weight="normal" officeooo:rsid="00032d6a" officeooo:paragraph-rsid="00032d6a" style:font-weight-asian="normal" style:font-weight-complex="normal"/>
    </style:style>
    <style:style style:name="P6" style:family="paragraph" style:parent-style-name="Standard" style:list-style-name="L2">
      <style:text-properties fo:font-weight="normal" officeooo:rsid="0002c381" officeooo:paragraph-rsid="0002c381" style:font-weight-asian="normal" style:font-weight-complex="normal"/>
    </style:style>
    <style:style style:name="P7" style:family="paragraph" style:parent-style-name="Standard" style:list-style-name="L2">
      <style:text-properties fo:font-weight="normal" officeooo:rsid="0002c381" officeooo:paragraph-rsid="00032d6a" style:font-weight-asian="normal" style:font-weight-complex="normal"/>
    </style:style>
    <style:style style:name="P8" style:family="paragraph" style:parent-style-name="Standard" style:list-style-name="L3">
      <style:paragraph-properties fo:line-height="115%"/>
      <style:text-properties fo:font-size="12pt" fo:font-weight="normal" officeooo:rsid="0002c381" officeooo:paragraph-rsid="00032d6a" style:font-size-asian="10.5pt" style:font-weight-asian="normal" style:font-size-complex="12pt" style:font-weight-complex="normal"/>
    </style:style>
    <style:style style:name="P9" style:family="paragraph" style:parent-style-name="Standard" style:list-style-name="L3">
      <style:paragraph-properties fo:line-height="115%"/>
      <style:text-properties fo:font-size="12pt" fo:font-weight="normal" officeooo:rsid="0002c381" officeooo:paragraph-rsid="0004cc8f" style:font-size-asian="12pt" style:font-weight-asian="normal" style:font-size-complex="12pt" style:font-weight-complex="normal"/>
    </style:style>
    <style:style style:name="P10" style:family="paragraph" style:parent-style-name="Standard" style:list-style-name="L3">
      <style:paragraph-properties fo:line-height="115%"/>
      <style:text-properties fo:font-size="12pt" fo:font-weight="normal" officeooo:paragraph-rsid="0004cc8f" style:font-size-asian="12pt" style:font-weight-asian="normal" style:font-size-complex="12pt" style:font-weight-complex="normal"/>
    </style:style>
    <style:style style:name="P11" style:family="paragraph" style:parent-style-name="Standard" style:list-style-name="L3">
      <style:paragraph-properties fo:line-height="115%"/>
      <style:text-properties fo:font-size="12pt" officeooo:paragraph-rsid="00032d6a" style:font-size-asian="12pt" style:font-size-complex="12pt"/>
    </style:style>
    <style:style style:name="P12" style:family="paragraph" style:parent-style-name="Standard" style:list-style-name="L3">
      <style:paragraph-properties fo:line-height="115%"/>
      <style:text-properties fo:font-size="12pt" officeooo:paragraph-rsid="0004cc8f" style:font-size-asian="12pt" style:font-size-complex="12pt"/>
    </style:style>
    <style:style style:name="P13" style:family="paragraph" style:parent-style-name="Standard" style:list-style-name="L5">
      <style:paragraph-properties fo:line-height="115%"/>
      <style:text-properties fo:font-size="12pt" officeooo:paragraph-rsid="000627ba" style:font-size-asian="12pt" style:font-size-complex="12pt"/>
    </style:style>
    <style:style style:name="P14" style:family="paragraph" style:parent-style-name="Standard" style:list-style-name="L5">
      <style:paragraph-properties fo:line-height="115%"/>
      <style:text-properties fo:font-size="12pt" officeooo:paragraph-rsid="00073ce9" style:font-size-asian="12pt" style:font-size-complex="12pt"/>
    </style:style>
    <style:style style:name="P15" style:family="paragraph" style:parent-style-name="Standard" style:list-style-name="L6">
      <style:paragraph-properties fo:line-height="115%"/>
      <style:text-properties fo:font-size="12pt" officeooo:paragraph-rsid="0008e4bb" style:font-size-asian="12pt" style:font-size-complex="12pt"/>
    </style:style>
    <style:style style:name="P16" style:family="paragraph" style:parent-style-name="Standard">
      <style:paragraph-properties fo:line-height="115%"/>
      <style:text-properties fo:font-size="12pt" officeooo:paragraph-rsid="0008e4bb" style:font-size-asian="12pt" style:font-size-complex="12pt"/>
    </style:style>
    <style:style style:name="P17" style:family="paragraph" style:parent-style-name="Standard" style:list-style-name="L8">
      <style:paragraph-properties fo:line-height="115%"/>
      <style:text-properties fo:font-size="12pt" officeooo:paragraph-rsid="0008e4bb" style:font-size-asian="12pt" style:font-size-complex="12pt"/>
    </style:style>
    <style:style style:name="P18" style:family="paragraph" style:parent-style-name="Standard" style:list-style-name="L9">
      <style:paragraph-properties fo:line-height="115%"/>
      <style:text-properties fo:font-size="12pt" officeooo:paragraph-rsid="0008e4bb" style:font-size-asian="12pt" style:font-size-complex="12pt"/>
    </style:style>
    <style:style style:name="P19" style:family="paragraph" style:parent-style-name="Standard" style:list-style-name="L6">
      <style:paragraph-properties fo:line-height="115%"/>
      <style:text-properties officeooo:paragraph-rsid="00073ce9"/>
    </style:style>
    <style:style style:name="P20" style:family="paragraph" style:parent-style-name="Standard">
      <style:paragraph-properties fo:line-height="115%"/>
      <style:text-properties officeooo:paragraph-rsid="00073ce9"/>
    </style:style>
    <style:style style:name="P21" style:family="paragraph" style:parent-style-name="Standard">
      <style:text-properties officeooo:paragraph-rsid="0002c381"/>
    </style:style>
    <style:style style:name="P22" style:family="paragraph" style:parent-style-name="Standard">
      <style:paragraph-properties fo:line-height="115%"/>
      <style:text-properties fo:font-size="16pt" officeooo:paragraph-rsid="0008e4bb" style:font-size-asian="16pt" style:font-size-complex="16pt"/>
    </style:style>
    <style:style style:name="P23" style:family="paragraph" style:parent-style-name="Standard" style:list-style-name="WW8Num9">
      <style:paragraph-properties fo:line-height="115%"/>
      <style:text-properties style:font-name="Liberation Serif1" fo:font-size="16pt" officeooo:paragraph-rsid="0008e4bb" style:font-size-asian="16pt" style:font-name-complex="Liberation Serif1" style:font-size-complex="16pt"/>
    </style:style>
    <style:style style:name="P24" style:family="paragraph" style:parent-style-name="Standard">
      <style:paragraph-properties fo:line-height="115%"/>
      <style:text-properties style:font-name="Liberation Serif1" fo:font-size="12pt" officeooo:paragraph-rsid="0008e4bb" style:font-size-asian="12pt" style:font-name-complex="Liberation Serif1" style:font-size-complex="12pt"/>
    </style:style>
    <style:style style:name="P25" style:family="paragraph" style:parent-style-name="Standard" style:list-style-name="WW8Num10">
      <style:paragraph-properties fo:line-height="115%"/>
      <style:text-properties style:font-name="Liberation Serif1" fo:font-size="12pt" officeooo:paragraph-rsid="0008e4bb" style:font-size-asian="12pt" style:font-name-complex="Liberation Serif1" style:font-size-complex="12pt"/>
    </style:style>
    <style:style style:name="P26" style:family="paragraph" style:parent-style-name="Standard" style:list-style-name="WW8Num10">
      <style:paragraph-properties fo:line-height="115%"/>
      <style:text-properties style:font-name="Liberation Serif1" fo:font-size="12pt" fo:font-weight="normal" officeooo:rsid="0002c381" officeooo:paragraph-rsid="0008e4bb" style:font-size-asian="12pt" style:font-weight-asian="normal" style:font-name-complex="Liberation Serif1" style:font-size-complex="12pt" style:font-weight-complex="normal"/>
    </style:style>
    <style:style style:name="P27" style:family="paragraph" style:parent-style-name="Standard" style:list-style-name="">
      <style:paragraph-properties fo:margin-left="1.27cm" fo:margin-right="0cm" fo:line-height="115%" fo:text-indent="0cm" style:auto-text-indent="false"/>
      <style:text-properties fo:font-size="12pt" officeooo:paragraph-rsid="0008e4bb" style:font-size-asian="12pt" style:font-size-complex="12pt"/>
    </style:style>
    <style:style style:name="P28" style:family="paragraph" style:parent-style-name="Standard" style:list-style-name="">
      <style:paragraph-properties fo:margin-left="4.445cm" fo:margin-right="0cm" fo:line-height="115%" fo:text-indent="0cm" style:auto-text-indent="false"/>
      <style:text-properties fo:font-size="16pt" officeooo:paragraph-rsid="0008e4bb" style:font-size-asian="16pt" style:font-size-complex="16pt"/>
    </style:style>
    <style:style style:name="P29" style:family="paragraph" style:parent-style-name="Standard" style:list-style-name="">
      <style:paragraph-properties fo:margin-left="0cm" fo:margin-right="0cm" fo:line-height="115%" fo:text-indent="0cm" style:auto-text-indent="false"/>
      <style:text-properties fo:font-size="12pt" officeooo:paragraph-rsid="0008e4bb"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2c381" style:font-weight-asian="bold" style:font-weight-complex="bold"/>
    </style:style>
    <style:style style:name="T3" style:family="text">
      <style:text-properties officeooo:rsid="00032d6a"/>
    </style:style>
    <style:style style:name="T4" style:family="text">
      <style:text-properties fo:font-weight="normal" style:font-weight-asian="normal" style:font-weight-complex="normal"/>
    </style:style>
    <style:style style:name="T5" style:family="text">
      <style:text-properties fo:font-weight="normal" officeooo:rsid="0004cc8f" style:font-weight-asian="normal" style:font-weight-complex="normal"/>
    </style:style>
    <style:style style:name="T6" style:family="text">
      <style:text-properties fo:font-weight="normal" officeooo:rsid="000524e3" style:font-weight-asian="normal" style:font-weight-complex="normal"/>
    </style:style>
    <style:style style:name="T7" style:family="text">
      <style:text-properties fo:font-weight="normal" officeooo:rsid="000627ba" style:font-weight-asian="normal" style:font-weight-complex="normal"/>
    </style:style>
    <style:style style:name="T8" style:family="text">
      <style:text-properties fo:font-weight="normal" officeooo:rsid="00073ce9" style:font-weight-asian="normal" style:font-weight-complex="normal"/>
    </style:style>
    <style:style style:name="T9" style:family="text">
      <style:text-properties style:font-name-asian="Liberation Serif1" style:font-name-complex="Liberation Serif1"/>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0627ba" style:font-size-asian="12pt" style:font-weight-asian="normal" style:font-size-complex="12pt" style:font-weight-complex="normal"/>
    </style:style>
    <style:style style:name="T12" style:family="text">
      <style:text-properties fo:font-size="12pt" fo:font-weight="normal" officeooo:rsid="00073ce9" style:font-size-asian="12pt" style:font-weight-asian="normal" style:font-size-complex="12pt" style:font-weight-complex="normal"/>
    </style:style>
    <style:style style:name="T13" style:family="text">
      <style:text-properties fo:font-size="12pt" fo:font-weight="normal" officeooo:rsid="0008e4bb"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fo:font-size="12pt" fo:font-weight="bold" officeooo:rsid="000627ba" style:font-size-asian="12pt" style:font-weight-asian="bold" style:font-size-complex="12pt" style:font-weight-complex="bold"/>
    </style:style>
    <style:style style:name="T16" style:family="text">
      <style:text-properties fo:font-size="12pt" fo:font-weight="bold" officeooo:rsid="00073ce9" style:font-size-asian="12pt" style:font-weight-asian="bold" style:font-size-complex="12pt" style:font-weight-complex="bold"/>
    </style:style>
    <style:style style:name="T17" style:family="text">
      <style:text-properties officeooo:rsid="0004cc8f"/>
    </style:style>
    <style:style style:name="T18" style:family="text">
      <style:text-properties officeooo:rsid="000524e3"/>
    </style:style>
    <style:style style:name="T19" style:family="text">
      <style:text-properties officeooo:rsid="0008e4bb"/>
    </style:style>
    <style:style style:name="T20" style:family="text">
      <style:text-properties style:font-name="Liberation Serif1" style:font-name-complex="Liberation Serif1"/>
    </style:style>
    <style:style style:name="T21" style:family="text">
      <style:text-properties style:font-name="Liberation Serif1" fo:font-size="16pt" style:font-size-asian="16pt" style:font-name-complex="Liberation Serif1"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span text:style-name="T1"><text:s text:c="32"/>ASSIGNMENTS <text:s text:c="2"/>7</text:span></text:p>
      <text:p text:style-name="P2"/>
      <text:p text:style-name="P1"/>
      <text:p text:style-name="P2">1. Consider the user story: “As a customer I want to use ATM”. What would be</text:p>
      <text:p text:style-name="P2">my acceptance criteria (“so that......)”? List all possible acceptance criteria.</text:p>
      <text:p text:style-name="P2"/>
      <text:list xml:id="list2173465173062545075" text:style-name="L1">
        <text:list-item>
          <text:p text:style-name="P4">I can withdraw cash </text:p>
        </text:list-item>
        <text:list-item>
          <text:p text:style-name="P4">I can check my balance</text:p>
        </text:list-item>
      </text:list>
      <text:list xml:id="list1960819891193931795" text:style-name="L2">
        <text:list-item>
          <text:p text:style-name="P6">I <text:span text:style-name="T3">can </text:span><text:s/>change my pin number</text:p>
        </text:list-item>
        <text:list-item>
          <text:p text:style-name="P5">can get printed receipt</text:p>
        </text:list-item>
        <text:list-item>
          <text:p text:style-name="P6">I <text:s text:c="2"/>can deposit cash</text:p>
        </text:list-item>
        <text:list-item>
          <text:p text:style-name="P7">I can deposit cash on other accounts</text:p>
          <text:p text:style-name="P6"/>
        </text:list-item>
      </text:list>
      <text:p text:style-name="P2">2. What are the advanced Scrum Master skills?</text:p>
      <text:p text:style-name="P2"><text:tab/></text:p>
      <text:list xml:id="list2684068881272736182" text:style-name="L3">
        <text:list-item>
          <text:p text:style-name="P8">Developing and managing scrum team</text:p>
        </text:list-item>
        <text:list-item>
          <text:p text:style-name="P11">Ensuring scrum rules :<text:span text:style-name="T3">T</text:span>he scrum <text:span text:style-name="T3">rules must be </text:span><text:s/>strictly followed and guided by the scrum master</text:p>
        </text:list-item>
        <text:list-item>
          <text:p text:style-name="P12">Removing <text:s/><text:span text:style-name="T3">problems </text:span><text:s/>:<text:span text:style-name="T9"> </text:span>All the problems arising,related to the project development in the team are solved by scrum master</text:p>
        </text:list-item>
        <text:list-item>
          <text:p text:style-name="P9">Creativity and innovation</text:p>
        </text:list-item>
        <text:list-item>
          <text:p text:style-name="P9">Open communication</text:p>
        </text:list-item>
        <text:list-item>
          <text:p text:style-name="P10"><text:s/><text:span text:style-name="T17">L</text:span>eadership <text:span text:style-name="T17">skill</text:span></text:p>
        </text:list-item>
        <text:list-item>
          <text:p text:style-name="P12">Individual learning:<text:span text:style-name="T4">Along with guiding the team, the scrum master </text:span><text:span text:style-name="T5">must </text:span><text:span text:style-name="T4">also learn new things</text:span></text:p>
        </text:list-item>
        <text:list-item>
          <text:p text:style-name="P12">Estimation and planning:<text:span text:style-name="T17">Scrum master must </text:span><text:span text:style-name="T4"><text:s/>create useful and reliable plans for the projec</text:span><text:span text:style-name="T5">t</text:span></text:p>
        </text:list-item>
        <text:list-item>
          <text:p text:style-name="P12">Solving conflicts :<text:span text:style-name="T17">Scrum master</text:span><text:span text:style-name="T5"> should take care of all conflicts that arise among the team.</text:span></text:p>
        </text:list-item>
      </text:list>
      <text:p text:style-name="P2"><text:span text:style-name="T14">3. How do you think you can use Agile prac</text:span>tices in large projects? (Given that</text:p>
      <text:p text:style-name="P2">the team can have no more than 9 people, do you think large projects with</text:p>
      <text:p text:style-name="P2">large teams can be involved in agile practices?)</text:p>
      <text:p text:style-name="P2"/>
      <text:p text:style-name="P21"><text:span text:style-name="T2"><text:tab/></text:span><text:span text:style-name="T6">Agile practices can be done in large projects by using scrum of scrums method.In this method we divide the entire scrum into differend scrums.every scrum contains </text:span>individuals and they <text:span text:style-name="T18">can be differed based on </text:span><text:s/><text:span text:style-name="T18">their </text:span><text:s/>velocity, production capacity, and learning curve,<text:span text:style-name="T18">tasks are allocated to each scrum by knowing the ability of the <text:s/>scrum members.each scrum will have a scrum master and there will be a scrum meeting for solving the problems within the scrum.if there happend a problem for the entire project then there will be scrum of scrums meeting ,all the scrum master will be there in this meeting .By this method the job can be done very easily.</text:span></text:p>
      <text:p text:style-name="P2"><text:span text:style-name="T6"/></text:p>
      <text:p text:style-name="P2">4. What are the Possible options for tracking project performance in Agile?</text:p>
      <text:p text:style-name="P2"/>
      <text:p text:style-name="P2"><text:tab/><text:span text:style-name="T6">The project in agile can be evaluvated by </text:span></text:p>
      <text:list xml:id="list5095161921369262118" text:style-name="L5">
        <text:list-item>
          <text:p text:style-name="P13"><text:span text:style-name="T7">Burndown and Burnup </text:span><text:span text:style-name="T8">chart</text:span></text:p>
        </text:list-item>
        <text:list-item>
          <text:p text:style-name="P13"><text:span text:style-name="T7">CPI-Cost Performance Index</text:span></text:p>
        </text:list-item>
        <text:list-item>
          <text:p text:style-name="P14"><text:span text:style-name="T7">SPI-Schedule Performance Index</text:span></text:p>
        </text:list-item>
        <text:list-item>
          <text:p text:style-name="P14"><text:span text:style-name="T7">EBV-Earned Business Value</text:span></text:p>
        </text:list-item>
      </text:list>
      <text:list xml:id="list7133461360056445441" text:style-name="L6">
        <text:list-header>
          <text:p text:style-name="P19"><text:soft-page-break/><text:span text:style-name="T15">B</text:span><text:span text:style-name="T16">urndown chart</text:span><text:span text:style-name="T12"> </text:span><text:span text:style-name="T11"><text:s/>shows how much work is remaining to be done in the project.</text:span><text:span text:style-name="T12">burndown charts are comonly used by the project manager because it is very simple and anyone can understand the chat easily.</text:span></text:p>
          <text:p text:style-name="P19"><text:span text:style-name="T16">Burndown </text:span><text:span text:style-name="T12">chart is just opposite of the burnup chart.burnup chart </text:span><text:span text:style-name="T10">shows how much work has been completed, and the total amount of wor</text:span><text:span text:style-name="T13">k.</text:span></text:p>
        </text:list-header>
      </text:list>
      <text:p text:style-name="P20"/>
      <text:list xml:id="list195254651791802" text:continue-numbering="true" text:style-name="L6">
        <text:list-header>
          <text:p text:style-name="P15"><text:span text:style-name="T1">CPI-Cost Performance Index:</text:span>it is the measure of efficiency of expenses used on a project</text:p>
          <text:p text:style-name="P15">CPI= EV/AC,</text:p>
          <text:p text:style-name="P15">where EV-earned value </text:p>
          <text:p text:style-name="P15"><text:s text:c="11"/>AC-Actual Cost</text:p>
        </text:list-header>
      </text:list>
      <text:list xml:id="list4032556074697300679" text:style-name="L8">
        <text:list-item>
          <text:p text:style-name="P17">If the value of CPI is greater than 1,it indicates a favourable condition</text:p>
        </text:list-item>
        <text:list-item>
          <text:p text:style-name="P17"><text:span text:style-name="T8">If the value of CPI is less than 1, it indicates an unfavourable condition</text:span></text:p>
          <text:p text:style-name="P17"><text:span text:style-name="T8"/></text:p>
        </text:list-item>
      </text:list>
      <text:p text:style-name="P27"><text:span text:style-name="T1">SPI-Schedule Performance Index-:</text:span>It describes how much of the work is being done compared to the scheduled plan of work. </text:p>
      <text:p text:style-name="P27">SPI=AV/BV</text:p>
      <text:p text:style-name="P29"><text:s text:c="12"/>where AV is the Actual Velocity</text:p>
      <text:p text:style-name="P29"><text:s text:c="12"/>BV is the Baseline Velocity</text:p>
      <text:p text:style-name="P28"/>
      <text:list xml:id="list7594829348718797246" text:style-name="L9">
        <text:list-item>
          <text:p text:style-name="P18"><text:span text:style-name="T19">if the value of SPI is </text:span>above1,<text:span text:style-name="T19">it</text:span> indictaes that the project is being done on time</text:p>
        </text:list-item>
        <text:list-item>
          <text:p text:style-name="P18"><text:span text:style-name="T19">if the </text:span>value <text:span text:style-name="T19">of SPI is </text:span><text:s/>less than 1, <text:span text:style-name="T19">it </text:span><text:s/>indicates that the project is being done lately.</text:p>
        </text:list-item>
      </text:list>
      <text:p text:style-name="P22"/>
      <text:p text:style-name="P22"/>
      <text:p text:style-name="P16"><text:span text:style-name="T1"><text:s text:c="12"/>EBV-Earned Business Value: </text:span><text:span text:style-name="T20">is the sum of all the business values for those stories that are <text:s text:c="2"/>complete</text:span></text:p>
      <text:list xml:id="list8876664677558091713" text:style-name="WW8Num9">
        <text:list-header>
          <text:p text:style-name="P23"><text:span text:style-name="T8"/></text:p>
        </text:list-header>
      </text:list>
      <text:p text:style-name="P2">5. In Agile, the team always picks up business value user stories in every</text:p>
      <text:p text:style-name="P2">sprint. Do we still need to know earned value?</text:p>
      <text:p text:style-name="P2"/>
      <text:p text:style-name="P16"><text:span text:style-name="T20"><text:tab/>knowing the earned value helps achieve greater visibility and control of the project activities which helps in responding to issues early on, thus making it possible to meet the project timelines. It provides a clear communication of the activities involved and improves project visibility and accountability.Earned value helps to</text:span></text:p>
      <text:p text:style-name="P24"/>
      <text:list xml:id="list4343339043309885754" text:style-name="WW8Num10">
        <text:list-item>
          <text:p text:style-name="P25">improve cost/schedule control</text:p>
        </text:list-item>
        <text:list-item>
          <text:p text:style-name="P25">identify risks</text:p>
        </text:list-item>
        <text:list-item>
          <text:p text:style-name="P25">manage scope variation</text:p>
        </text:list-item>
        <text:list-item>
          <text:p text:style-name="P25">predict cost at completion of projects</text:p>
        </text:list-item>
        <text:list-item>
          <text:p text:style-name="P25">analyse performance and improve efficiency</text:p>
        </text:list-item>
        <text:list-item>
          <text:p text:style-name="P25">predict financial results</text:p>
        </text:list-item>
        <text:list-item>
          <text:p text:style-name="P26">better employee plan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Symbol" fo:font-family="Symbol" style:font-name-complex="OpenSymbol2" style:font-family-complex="OpenSymbol, 'Arial Unicode MS'" style:font-charset-complex="x-symbol"/>
    </style:style>
    <style:style style:name="WW8Num1z1" style:family="text">
      <style:text-properties style:font-name="OpenSymbol1" fo:font-family="OpenSymbol, 'Arial Unicode MS'" style:font-name-complex="OpenSymbol2" style:font-family-complex="OpenSymbol, 'Arial Unicode MS'" style:font-charset-complex="x-symbol"/>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WW8Num7z0" style:family="text">
      <style:text-properties style:font-name="Symbol" fo:font-family="Symbol" fo:font-size="16pt" style:font-size-asian="16pt" style:font-name-complex="OpenSymbol2" style:font-family-complex="OpenSymbol, 'Arial Unicode MS'" style:font-charset-complex="x-symbol" style:font-size-complex="16pt"/>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fo:font-size="16pt" style:font-size-asian="16pt" style:font-name-complex="OpenSymbol2" style:font-family-complex="OpenSymbol, 'Arial Unicode MS'" style:font-charset-complex="x-symbol" style:font-size-complex="16pt"/>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 fo:font-family="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3:39:58.402726330</meta:creation-date>
    <dc:date>2016-08-23T19:49:21.118874127</dc:date>
    <meta:editing-duration>PT16M9S</meta:editing-duration>
    <meta:editing-cycles>2</meta:editing-cycles>
    <meta:generator>LibreOffice/5.1.4.2$Linux_X86_64 LibreOffice_project/10m0$Build-2</meta:generator>
    <meta:document-statistic meta:table-count="0" meta:image-count="0" meta:object-count="0" meta:page-count="2" meta:paragraph-count="58" meta:word-count="653" meta:character-count="3858" meta:non-whitespace-character-count="3184"/>
  </office:meta>
</office:document-meta>
</file>